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5.7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26.21mm"/>
    </style:style>
    <style:style style:name="co7" style:family="table-column">
      <style:table-column-properties fo:break-before="auto" style:column-width="25.01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27.57mm"/>
    </style:style>
    <style:style style:name="co10" style:family="table-column">
      <style:table-column-properties fo:break-before="auto" style:column-width="26.04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2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ackground-color="#f7a19a" fo:border="0.74pt solid #000000"/>
    </style:style>
    <style:style style:name="ce3" style:family="table-cell" style:parent-style-name="Default">
      <style:table-cell-properties fo:background-color="#fff200" fo:border="0.74pt solid #000000"/>
      <style:text-properties fo:color="#ef413d"/>
    </style:style>
    <style:style style:name="ce57" style:family="table-cell" style:parent-style-name="Default">
      <style:table-cell-properties fo:background-color="#fdc578" fo:border="0.74pt solid #000000"/>
    </style:style>
    <style:style style:name="ce5" style:family="table-cell" style:parent-style-name="Default">
      <style:table-cell-properties fo:background-color="#fff200" fo:border="0.74pt solid #000000"/>
      <style:text-properties fo:color="#ed1c24"/>
    </style:style>
    <style:style style:name="ce61" style:family="table-cell" style:parent-style-name="Default">
      <style:table-cell-properties fo:background-color="#9d85be" fo:border="0.74pt solid #000000"/>
    </style:style>
    <style:style style:name="ce64" style:family="table-cell" style:parent-style-name="Default">
      <style:table-cell-properties fo:background-color="#c2e0ae" fo:border="0.74pt solid #000000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ed1c24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ed1c24"/>
      <style:text-properties fo:color="#000000"/>
    </style:style>
    <style:style style:name="ce22" style:family="table-cell" style:parent-style-name="Default" style:data-style-name="N116"/>
    <style:style style:name="ce23" style:family="table-cell" style:parent-style-name="Default" style:data-style-name="N116">
      <style:table-cell-properties fo:background-color="#ed1c24"/>
      <style:text-properties fo:color="#000000"/>
    </style:style>
    <style:style style:name="ce24" style:family="table-cell" style:parent-style-name="Default" style:data-style-name="N116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汇总" table:style-name="ta1">
        <table:table-column table:style-name="co1" table:number-columns-repeated="2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1" table:number-columns-repeated="1015" table:default-cell-style-name="ce52"/>
        <table:table-row table:style-name="ro1">
          <table:table-cell/>
          <table:table-cell table:style-name="ce53" office:value-type="string" calcext:value-type="string">
            <text:p>SSD1</text:p>
          </table:table-cell>
          <table:table-cell table:style-name="ce53"/>
          <table:table-cell table:style-name="ce57" office:value-type="string" calcext:value-type="string">
            <text:p>SSD2</text:p>
          </table:table-cell>
          <table:table-cell table:style-name="ce57"/>
          <table:table-cell table:style-name="ce61" office:value-type="string" calcext:value-type="string">
            <text:p>SSD3</text:p>
          </table:table-cell>
          <table:table-cell table:style-name="ce61"/>
          <table:table-cell table:style-name="ce64" office:value-type="string" calcext:value-type="string">
            <text:p>SSD4</text:p>
          </table:table-cell>
          <table:table-cell table:style-name="ce64"/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>
            <text:p>ratio</text:p>
          </table:table-cell>
          <table:table-cell table:style-name="ce53" office:value-type="string" calcext:value-type="string">
            <text:p>lost</text:p>
          </table:table-cell>
          <table:table-cell table:style-name="ce57" office:value-type="string" calcext:value-type="string">
            <text:p>ratio</text:p>
          </table:table-cell>
          <table:table-cell table:style-name="ce57" office:value-type="string" calcext:value-type="string">
            <text:p>lost</text:p>
          </table:table-cell>
          <table:table-cell table:style-name="ce61" office:value-type="string" calcext:value-type="string">
            <text:p>ratio</text:p>
          </table:table-cell>
          <table:table-cell table:style-name="ce61" office:value-type="string" calcext:value-type="string">
            <text:p>lost</text:p>
          </table:table-cell>
          <table:table-cell table:style-name="ce64" office:value-type="string" calcext:value-type="string">
            <text:p>ratio</text:p>
          </table:table-cell>
          <table:table-cell table:style-name="ce64" office:value-type="string" calcext:value-type="string">
            <text:p>l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1</text:p>
          </table:table-cell>
          <table:table-cell table:style-name="ce53" office:value-type="float" office:value="0.4686" calcext:value-type="float">
            <text:p>0.4686</text:p>
          </table:table-cell>
          <table:table-cell table:style-name="ce53"/>
          <table:table-cell table:style-name="ce57" office:value-type="float" office:value="0.507974" calcext:value-type="float">
            <text:p>0.507974</text:p>
          </table:table-cell>
          <table:table-cell table:style-name="ce57"/>
          <table:table-cell table:style-name="ce61" office:value-type="float" office:value="0.5655" calcext:value-type="float">
            <text:p>0.5655</text:p>
          </table:table-cell>
          <table:table-cell table:style-name="ce61"/>
          <table:table-cell table:style-name="ce64" office:value-type="float" office:value="0.4292" calcext:value-type="float">
            <text:p>0.4292</text:p>
          </table:table-cell>
          <table:table-cell table:style-name="ce64"/>
          <table:table-cell table:number-columns-repeated="1015"/>
        </table:table-row>
        <table:table-row table:style-name="ro1">
          <table:table-cell office:value-type="string" calcext:value-type="string">
            <text:p>#gmulti=2</text:p>
          </table:table-cell>
          <table:table-cell table:style-name="ce53" office:value-type="float" office:value="0.2065" calcext:value-type="float">
            <text:p>0.2065</text:p>
          </table:table-cell>
          <table:table-cell table:style-name="ce53"/>
          <table:table-cell table:style-name="ce57" office:value-type="float" office:value="0.162401" calcext:value-type="float">
            <text:p>0.162401</text:p>
          </table:table-cell>
          <table:table-cell table:style-name="ce57"/>
          <table:table-cell table:style-name="ce61" office:value-type="float" office:value="0.1426" calcext:value-type="float">
            <text:p>0.1426</text:p>
          </table:table-cell>
          <table:table-cell table:style-name="ce61"/>
          <table:table-cell table:style-name="ce64" office:value-type="float" office:value="0.2443" calcext:value-type="float">
            <text:p>0.2443</text:p>
          </table:table-cell>
          <table:table-cell table:style-name="ce64"/>
          <table:table-cell table:number-columns-repeated="1015"/>
        </table:table-row>
        <table:table-row table:style-name="ro1">
          <table:table-cell office:value-type="string" calcext:value-type="string">
            <text:p>#gmulti=3</text:p>
          </table:table-cell>
          <table:table-cell table:style-name="ce53" office:value-type="float" office:value="0.0125" calcext:value-type="float">
            <text:p>0.0125</text:p>
          </table:table-cell>
          <table:table-cell table:style-name="ce53"/>
          <table:table-cell table:style-name="ce57" office:value-type="float" office:value="0.0112323" calcext:value-type="float">
            <text:p>0.0112323</text:p>
          </table:table-cell>
          <table:table-cell table:style-name="ce57"/>
          <table:table-cell table:style-name="ce61" office:value-type="float" office:value="0.0093" calcext:value-type="float">
            <text:p>0.0093</text:p>
          </table:table-cell>
          <table:table-cell table:style-name="ce61"/>
          <table:table-cell table:style-name="ce64" office:value-type="float" office:value="0.0225" calcext:value-type="float">
            <text:p>0.0225</text:p>
          </table:table-cell>
          <table:table-cell table:style-name="ce64"/>
          <table:table-cell table:number-columns-repeated="1015"/>
        </table:table-row>
        <table:table-row table:style-name="ro1">
          <table:table-cell office:value-type="string" calcext:value-type="string">
            <text:p>#gmulti=4</text:p>
          </table:table-cell>
          <table:table-cell table:style-name="ce53" office:value-type="float" office:value="0.1416" calcext:value-type="float">
            <text:p>0.1416</text:p>
          </table:table-cell>
          <table:table-cell table:style-name="ce53"/>
          <table:table-cell table:style-name="ce57" office:value-type="float" office:value="0.137957" calcext:value-type="float">
            <text:p>0.137957</text:p>
          </table:table-cell>
          <table:table-cell table:style-name="ce57"/>
          <table:table-cell table:style-name="ce61" office:value-type="float" office:value="0.1289" calcext:value-type="float">
            <text:p>0.1289</text:p>
          </table:table-cell>
          <table:table-cell table:style-name="ce61"/>
          <table:table-cell table:style-name="ce64" office:value-type="float" office:value="0.1367" calcext:value-type="float">
            <text:p>0.1367</text:p>
          </table:table-cell>
          <table:table-cell table:style-name="ce64"/>
          <table:table-cell table:number-columns-repeated="1015"/>
        </table:table-row>
        <table:table-row table:style-name="ro1">
          <table:table-cell office:value-type="string" calcext:value-type="string">
            <text:p>#gmulti=6</text:p>
          </table:table-cell>
          <table:table-cell table:style-name="ce53" office:value-type="float" office:value="0.0409" calcext:value-type="float">
            <text:p>0.0409</text:p>
          </table:table-cell>
          <table:table-cell table:style-name="ce53"/>
          <table:table-cell table:style-name="ce57" office:value-type="float" office:value="0.0373975" calcext:value-type="float">
            <text:p>0.0373975</text:p>
          </table:table-cell>
          <table:table-cell table:style-name="ce57"/>
          <table:table-cell table:style-name="ce61" office:value-type="float" office:value="0.0269" calcext:value-type="float">
            <text:p>0.0269</text:p>
          </table:table-cell>
          <table:table-cell table:style-name="ce61"/>
          <table:table-cell table:style-name="ce64" office:value-type="float" office:value="0.0434187" calcext:value-type="float">
            <text:p>0.0434187</text:p>
          </table:table-cell>
          <table:table-cell table:style-name="ce64"/>
          <table:table-cell table:number-columns-repeated="1015"/>
        </table:table-row>
        <table:table-row table:style-name="ro1">
          <table:table-cell office:value-type="string" calcext:value-type="string">
            <text:p>#gmulti=8</text:p>
          </table:table-cell>
          <table:table-cell table:style-name="ce53" office:value-type="float" office:value="0.0635" calcext:value-type="float">
            <text:p>0.0635</text:p>
          </table:table-cell>
          <table:table-cell table:style-name="ce53"/>
          <table:table-cell table:style-name="ce57" office:value-type="float" office:value="0.0713287" calcext:value-type="float">
            <text:p>0.0713287</text:p>
          </table:table-cell>
          <table:table-cell table:style-name="ce57"/>
          <table:table-cell table:style-name="ce61" office:value-type="float" office:value="0.0709" calcext:value-type="float">
            <text:p>0.0709</text:p>
          </table:table-cell>
          <table:table-cell table:style-name="ce61"/>
          <table:table-cell table:style-name="ce64" office:value-type="float" office:value="0.0508" calcext:value-type="float">
            <text:p>0.0508</text:p>
          </table:table-cell>
          <table:table-cell table:style-name="ce64"/>
          <table:table-cell table:number-columns-repeated="1015"/>
        </table:table-row>
        <table:table-row table:style-name="ro1">
          <table:table-cell office:value-type="string" calcext:value-type="string">
            <text:p>#gmulti=12</text:p>
          </table:table-cell>
          <table:table-cell table:style-name="ce53" office:value-type="float" office:value="0.0266" calcext:value-type="float">
            <text:p>0.0266</text:p>
          </table:table-cell>
          <table:table-cell table:style-name="ce53"/>
          <table:table-cell table:style-name="ce57" office:value-type="float" office:value="0.0258744" calcext:value-type="float">
            <text:p>0.0258744</text:p>
          </table:table-cell>
          <table:table-cell table:style-name="ce57"/>
          <table:table-cell table:style-name="ce61" office:value-type="float" office:value="0.021" calcext:value-type="float">
            <text:p>0.021</text:p>
          </table:table-cell>
          <table:table-cell table:style-name="ce61"/>
          <table:table-cell table:style-name="ce64" office:value-type="float" office:value="0.0291" calcext:value-type="float">
            <text:p>0.0291</text:p>
          </table:table-cell>
          <table:table-cell table:style-name="ce64"/>
          <table:table-cell table:number-columns-repeated="1015"/>
        </table:table-row>
        <table:table-row table:style-name="ro1">
          <table:table-cell office:value-type="string" calcext:value-type="string">
            <text:p>SUM</text:p>
          </table:table-cell>
          <table:table-cell table:style-name="ce3" table:formula="of:=SUM([.B3:.B9])" office:value-type="float" office:value="0.9602" calcext:value-type="float">
            <text:p>0.9602</text:p>
          </table:table-cell>
          <table:table-cell table:style-name="ce53"/>
          <table:table-cell table:style-name="ce5" table:formula="of:=SUM([.D3:.D9])" office:value-type="float" office:value="0.9541649" calcext:value-type="float">
            <text:p>0.9541649</text:p>
          </table:table-cell>
          <table:table-cell table:style-name="ce57"/>
          <table:table-cell table:style-name="ce5" table:formula="of:=SUM([.F3:.F9])" office:value-type="float" office:value="0.9651" calcext:value-type="float">
            <text:p>0.9651</text:p>
          </table:table-cell>
          <table:table-cell table:style-name="ce61"/>
          <table:table-cell table:style-name="ce5" table:formula="of:=SUM([.H3:.H9])" office:value-type="float" office:value="0.9560187" calcext:value-type="float">
            <text:p>0.9560187</text:p>
          </table:table-cell>
          <table:table-cell table:style-name="ce6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1" table:style-name="ta1"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#gmulti=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SS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table:style-name="ce53" office:value-type="float" office:value="0.4686" calcext:value-type="float">
            <text:p>0.4686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8" office:value-type="string" calcext:value-type="string">
            <text:p>SS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table:style-name="ce57" office:value-type="float" office:value="0.507974" calcext:value-type="float">
            <text:p>0.507974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8" office:value-type="string" calcext:value-type="string">
            <text:p>SS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table:style-name="ce61" office:value-type="float" office:value="0.5655" calcext:value-type="float">
            <text:p>0.5655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8" office:value-type="string" calcext:value-type="string">
            <text:p>SS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table:style-name="ce64" office:value-type="float" office:value="0.4292" calcext:value-type="float">
            <text:p>0.4292</text:p>
          </table:table-cell>
          <table:table-cell table:number-columns-repeated="4"/>
        </table:table-row>
      </table:table>
      <table:table table:name="g2" table:style-name="ta1">
        <table:table-column table:style-name="co1" table:number-columns-repeated="8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style-name="ce8" office:value-type="string" calcext:value-type="string">
            <text:p>gmulti=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1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2847" calcext:value-type="float">
            <text:p>0.28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5509" calcext:value-type="float">
            <text:p>0.55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0643" calcext:value-type="float">
            <text:p>0.06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097" calcext:value-type="float">
            <text:p>0.00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0904" calcext:value-type="float">
            <text:p>0.0904</text:p>
          </table:table-cell>
          <table:table-cell table:number-columns-repeated="10"/>
        </table:table-row>
        <table:table-row table:style-name="ro1">
          <table:table-cell/>
          <table:table-cell table:style-name="ce9" table:formula="of:=SUM([.B4:.B8]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2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1675" calcext:value-type="float">
            <text:p>0.1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4097" calcext:value-type="float">
            <text:p>0.40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1396" calcext:value-type="float">
            <text:p>0.13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346" calcext:value-type="float">
            <text:p>0.1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1486" calcext:value-type="float">
            <text:p>0.1486</text:p>
          </table:table-cell>
          <table:table-cell table:number-columns-repeated="10"/>
        </table:table-row>
        <table:table-row table:style-name="ro1">
          <table:table-cell/>
          <table:table-cell table:style-name="ce9" table:formula="of:=SUM([.B13:.B17]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3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042" calcext:value-type="float">
            <text:p>0.0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7109" calcext:value-type="float">
            <text:p>0.71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0876" calcext:value-type="float">
            <text:p>0.08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205" calcext:value-type="float">
            <text:p>0.02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1389" calcext:value-type="float">
            <text:p>0.1389</text:p>
          </table:table-cell>
          <table:table-cell table:number-columns-repeated="10"/>
        </table:table-row>
        <table:table-row table:style-name="ro1">
          <table:table-cell/>
          <table:table-cell table:style-name="ce9" table:formula="of:=SUM([.B22:.B26])" office:value-type="float" office:value="0.9999" calcext:value-type="float">
            <text:p>0.9999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1826" calcext:value-type="float">
            <text:p>0.1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3497" calcext:value-type="float">
            <text:p>0.34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0479" calcext:value-type="float">
            <text:p>0.0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073" calcext:value-type="float">
            <text:p>0.10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3126" calcext:value-type="float">
            <text:p>0.3126</text:p>
          </table:table-cell>
          <table:table-cell table:number-columns-repeated="10"/>
        </table:table-row>
        <table:table-row table:style-name="ro1">
          <table:table-cell/>
          <table:table-cell table:style-name="ce9" table:formula="of:=SUM([.B31:.B35])" office:value-type="float" office:value="1.0001" calcext:value-type="float">
            <text:p>1.0001</text:p>
          </table:table-cell>
          <table:table-cell table:number-columns-repeated="10"/>
        </table:table-row>
      </table:table>
      <table:table table:name="g3" table:style-name="ta1">
        <table:table-column table:style-name="co1" table:number-columns-repeated="12" table:default-cell-style-name="Default"/>
        <table:table-row table:style-name="ro1">
          <table:table-cell table:style-name="ce8" office:value-type="string" calcext:value-type="string">
            <text:p>Gmulti=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1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205" calcext:value-type="float">
            <text:p>0.2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5517" calcext:value-type="float">
            <text:p>0.55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413" calcext:value-type="float">
            <text:p>0.14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375" calcext:value-type="float">
            <text:p>0.0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00</text:p>
          </table:table-cell>
          <table:table-cell office:value-type="float" office:value="0.0053" calcext:value-type="float">
            <text:p>0.00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15" calcext:value-type="float">
            <text:p>0.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02</text:p>
          </table:table-cell>
          <table:table-cell office:value-type="float" office:value="0.0007" calcext:value-type="float">
            <text:p>0.0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000</text:p>
          </table:table-cell>
          <table:table-cell table:style-name="ce20" office:value-type="float" office:value="0.0435" calcext:value-type="float">
            <text:p>0.0435</text:p>
          </table:table-cell>
          <table:table-cell table:number-columns-repeated="10"/>
        </table:table-row>
        <table:table-row table:style-name="ro1">
          <table:table-cell/>
          <table:table-cell table:style-name="ce9" table:formula="of:=SUM([.B4:.B11]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2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0523" calcext:value-type="float">
            <text:p>0.05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2462" calcext:value-type="float">
            <text:p>0.24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813" calcext:value-type="float">
            <text:p>0.18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1965" calcext:value-type="float">
            <text:p>0.19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00</text:p>
          </table:table-cell>
          <table:table-cell office:value-type="float" office:value="0.0243" calcext:value-type="float">
            <text:p>0.0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2116" calcext:value-type="float">
            <text:p>0.21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02</text:p>
          </table:table-cell>
          <table:table-cell office:value-type="float" office:value="0.0228" calcext:value-type="float">
            <text:p>0.02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000</text:p>
          </table:table-cell>
          <table:table-cell table:style-name="ce20" office:value-type="float" office:value="0.065" calcext:value-type="float">
            <text:p>0.065</text:p>
          </table:table-cell>
          <table:table-cell table:number-columns-repeated="10"/>
        </table:table-row>
        <table:table-row table:style-name="ro1">
          <table:table-cell/>
          <table:table-cell table:style-name="ce9" table:formula="of:=SUM([.B17:.B24])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3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0025" calcext:value-type="float">
            <text:p>0.0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8497" calcext:value-type="float">
            <text:p>0.84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367" calcext:value-type="float">
            <text:p>0.03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088" calcext:value-type="float">
            <text:p>0.00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00</text:p>
          </table:table-cell>
          <table:table-cell office:value-type="float" office:value="0.0066" calcext:value-type="float">
            <text:p>0.0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408" calcext:value-type="float">
            <text:p>0.04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02</text:p>
          </table:table-cell>
          <table:table-cell office:value-type="float" office:value="0.0009" calcext:value-type="float">
            <text:p>0.0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000</text:p>
          </table:table-cell>
          <table:table-cell table:style-name="ce20" office:value-type="float" office:value="0.0539" calcext:value-type="float">
            <text:p>0.0539</text:p>
          </table:table-cell>
          <table:table-cell table:number-columns-repeated="10"/>
        </table:table-row>
        <table:table-row table:style-name="ro1">
          <table:table-cell/>
          <table:table-cell table:style-name="ce9" table:formula="of:=SUM([.B31:.B38])" office:value-type="float" office:value="0.9999" calcext:value-type="float">
            <text:p>0.9999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1203" calcext:value-type="float">
            <text:p>0.12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2095" calcext:value-type="float">
            <text:p>0.20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631" calcext:value-type="float">
            <text:p>0.16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2593" calcext:value-type="float">
            <text:p>0.25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00</text:p>
          </table:table-cell>
          <table:table-cell office:value-type="float" office:value="0.0032" calcext:value-type="float">
            <text:p>0.00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503" calcext:value-type="float">
            <text:p>0.05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02</text:p>
          </table:table-cell>
          <table:table-cell office:value-type="float" office:value="0.0149" calcext:value-type="float">
            <text:p>0.01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000</text:p>
          </table:table-cell>
          <table:table-cell table:style-name="ce20" office:value-type="float" office:value="0.1793" calcext:value-type="float">
            <text:p>0.1793</text:p>
          </table:table-cell>
          <table:table-cell table:number-columns-repeated="10"/>
        </table:table-row>
        <table:table-row table:style-name="ro1">
          <table:table-cell/>
          <table:table-cell table:style-name="ce9" table:formula="of:=SUM([.B44:.B51])" office:value-type="float" office:value="0.9999" calcext:value-type="float">
            <text:p>0.9999</text:p>
          </table:table-cell>
          <table:table-cell table:number-columns-repeated="10"/>
        </table:table-row>
      </table:table>
      <table:table table:name="g4" table:style-name="ta1">
        <table:table-column table:style-name="co1" table:number-columns-repeated="12" table:default-cell-style-name="Default"/>
        <table:table-row table:style-name="ro1">
          <table:table-cell table:style-name="ce8" office:value-type="string" calcext:value-type="string">
            <text:p>Gmulti=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1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1034" calcext:value-type="float">
            <text:p>0.10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083" calcext:value-type="float">
            <text:p>0.00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1095" calcext:value-type="float">
            <text:p>0.10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3966" calcext:value-type="float">
            <text:p>0.39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01</text:p>
          </table:table-cell>
          <table:table-cell office:value-type="float" office:value="0.0165" calcext:value-type="float">
            <text:p>0.01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3508" calcext:value-type="float">
            <text:p>0.35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0</text:p>
          </table:table-cell>
          <table:table-cell office:value-type="float" office:value="0.0042" calcext:value-type="float">
            <text:p>0.00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06" calcext:value-type="float">
            <text:p>0.006</text:p>
          </table:table-cell>
          <table:table-cell table:number-columns-repeated="10"/>
        </table:table-row>
        <table:table-row table:style-name="ro1">
          <table:table-cell/>
          <table:table-cell table:style-name="ce21" table:formula="of:=SUM([.B4:.B11])" office:value-type="float" office:value="0.9953" calcext:value-type="float">
            <text:p>0.9953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2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0385" calcext:value-type="float">
            <text:p>0.03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298" calcext:value-type="float">
            <text:p>0.02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0807" calcext:value-type="float">
            <text:p>0.08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5635" calcext:value-type="float">
            <text:p>0.5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01</text:p>
          </table:table-cell>
          <table:table-cell office:value-type="float" office:value="0.0102" calcext:value-type="float">
            <text:p>0.0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1863" calcext:value-type="float">
            <text:p>0.18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0</text:p>
          </table:table-cell>
          <table:table-cell office:value-type="float" office:value="0.0135" calcext:value-type="float">
            <text:p>0.01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699" calcext:value-type="float">
            <text:p>0.0699</text:p>
          </table:table-cell>
          <table:table-cell table:number-columns-repeated="10"/>
        </table:table-row>
        <table:table-row table:style-name="ro1">
          <table:table-cell/>
          <table:table-cell table:style-name="ce21" table:formula="of:=SUM([.B17:.B24])" office:value-type="float" office:value="0.9924" calcext:value-type="float">
            <text:p>0.9924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3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0241" calcext:value-type="float">
            <text:p>0.0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043" calcext:value-type="float">
            <text:p>0.00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0954" calcext:value-type="float">
            <text:p>0.09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4888" calcext:value-type="float">
            <text:p>0.48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01</text:p>
          </table:table-cell>
          <table:table-cell office:value-type="float" office:value="0.0021" calcext:value-type="float">
            <text:p>0.00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365" calcext:value-type="float">
            <text:p>0.3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0</text:p>
          </table:table-cell>
          <table:table-cell office:value-type="float" office:value="0.0043" calcext:value-type="float">
            <text:p>0.00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105" calcext:value-type="float">
            <text:p>0.0105</text:p>
          </table:table-cell>
          <table:table-cell table:number-columns-repeated="10"/>
        </table:table-row>
        <table:table-row table:style-name="ro1">
          <table:table-cell/>
          <table:table-cell table:style-name="ce21" table:formula="of:=SUM([.B31:.B38])" office:value-type="float" office:value="0.9945" calcext:value-type="float">
            <text:p>0.9945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0748" calcext:value-type="float">
            <text:p>0.0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312" calcext:value-type="float">
            <text:p>0.03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0725" calcext:value-type="float">
            <text:p>0.0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3255" calcext:value-type="float">
            <text:p>0.32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01</text:p>
          </table:table-cell>
          <table:table-cell table:style-name="ce22" office:value-type="float" office:value="0.0710863" calcext:value-type="float">
            <text:p>0.07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10</text:p>
          </table:table-cell>
          <table:table-cell table:style-name="ce22" office:value-type="float" office:value="0.282048" calcext:value-type="float">
            <text:p>0.28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0</text:p>
          </table:table-cell>
          <table:table-cell table:style-name="ce22" office:value-type="float" office:value="0.0237216" calcext:value-type="float">
            <text:p>0.02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1</text:p>
          </table:table-cell>
          <table:table-cell table:style-name="ce22" office:value-type="float" office:value="0.101179" calcext:value-type="float">
            <text:p>0.1012</text:p>
          </table:table-cell>
          <table:table-cell table:number-columns-repeated="10"/>
        </table:table-row>
        <table:table-row table:style-name="ro1">
          <table:table-cell/>
          <table:table-cell table:style-name="ce23" table:formula="of:=SUM([.B45:.B52])" office:value-type="float" office:value="0.9820349" calcext:value-type="float">
            <text:p>0.9820</text:p>
          </table:table-cell>
          <table:table-cell table:number-columns-repeated="10"/>
        </table:table-row>
      </table:table>
      <table:table table:name="g6" table:style-name="ta1">
        <table:table-column table:style-name="co1" table:default-cell-style-name="Default"/>
        <table:table-column table:style-name="co1" table:default-cell-style-name="ce22"/>
        <table:table-column table:style-name="co1" table:number-columns-repeated="10" table:default-cell-style-name="Default"/>
        <table:table-row table:style-name="ro1">
          <table:table-cell table:style-name="ce8" office:value-type="string" calcext:value-type="string">
            <text:p>Gmulti=6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1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161504" calcext:value-type="float">
            <text:p>0.01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250261" calcext:value-type="float">
            <text:p>0.0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10198" calcext:value-type="float">
            <text:p>0.1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30275" calcext:value-type="float">
            <text:p>0.30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410024" calcext:value-type="float">
            <text:p>0.04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162687" calcext:value-type="float">
            <text:p>0.16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117717" calcext:value-type="float">
            <text:p>0.1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20</text:p>
          </table:table-cell>
          <table:table-cell office:value-type="float" office:value="0.142012" calcext:value-type="float">
            <text:p>0.14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0215802" calcext:value-type="float">
            <text:p>0.0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2</text:p>
          </table:table-cell>
          <table:table-cell office:value-type="float" office:value="0.00532544" calcext:value-type="float">
            <text:p>0.00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201</text:p>
          </table:table-cell>
          <table:table-cell office:value-type="float" office:value="0.00163592" calcext:value-type="float">
            <text:p>0.00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001</text:p>
          </table:table-cell>
          <table:table-cell office:value-type="float" office:value="0.00184476" calcext:value-type="float">
            <text:p>0.00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010</text:p>
          </table:table-cell>
          <table:table-cell office:value-type="float" office:value="0.0511312" calcext:value-type="float">
            <text:p>0.05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101</text:p>
          </table:table-cell>
          <table:table-cell office:value-type="float" office:value="0.0010094" calcext:value-type="float">
            <text:p>0.0010</text:p>
          </table:table-cell>
          <table:table-cell table:number-columns-repeated="10"/>
        </table:table-row>
        <table:table-row table:style-name="ro1">
          <table:table-cell/>
          <table:table-cell table:style-name="ce24" table:formula="of:=SUM([.B4:.B17])" office:value-type="float" office:value="0.98064764" calcext:value-type="float">
            <text:p>0.9806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2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025557" calcext:value-type="float">
            <text:p>0.0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0845902" calcext:value-type="float">
            <text:p>0.00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21342" calcext:value-type="float">
            <text:p>0.1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202728" calcext:value-type="float">
            <text:p>0.20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229653" calcext:value-type="float">
            <text:p>0.02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183363" calcext:value-type="float">
            <text:p>0.18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233505" calcext:value-type="float">
            <text:p>0.2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20</text:p>
          </table:table-cell>
          <table:table-cell office:value-type="float" office:value="0.0611569" calcext:value-type="float">
            <text:p>0.0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100068" calcext:value-type="float">
            <text:p>0.0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2</text:p>
          </table:table-cell>
          <table:table-cell office:value-type="float" office:value="0.0251251" calcext:value-type="float">
            <text:p>0.02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201</text:p>
          </table:table-cell>
          <table:table-cell office:value-type="float" office:value="0.0212735" calcext:value-type="float">
            <text:p>0.0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001</text:p>
          </table:table-cell>
          <table:table-cell office:value-type="float" office:value="0.00143983" calcext:value-type="float">
            <text:p>0.0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010</text:p>
          </table:table-cell>
          <table:table-cell office:value-type="float" office:value="0.0338721" calcext:value-type="float">
            <text:p>0.03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101</text:p>
          </table:table-cell>
          <table:table-cell office:value-type="float" office:value="0.0106548" calcext:value-type="float">
            <text:p>0.0107</text:p>
          </table:table-cell>
          <table:table-cell table:number-columns-repeated="10"/>
        </table:table-row>
        <table:table-row table:style-name="ro1">
          <table:table-cell/>
          <table:table-cell table:style-name="ce24" table:formula="of:=SUM([.B23:.B36])" office:value-type="float" office:value="0.93844705" calcext:value-type="float">
            <text:p>0.9384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3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003271" calcext:value-type="float">
            <text:p>0.0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147195" calcext:value-type="float">
            <text:p>0.01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39999" calcext:value-type="float">
            <text:p>0.1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485199" calcext:value-type="float">
            <text:p>0.04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564793" calcext:value-type="float">
            <text:p>0.05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281088" calcext:value-type="float">
            <text:p>0.28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143379" calcext:value-type="float">
            <text:p>0.14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20</text:p>
          </table:table-cell>
          <table:table-cell office:value-type="float" office:value="0.219593" calcext:value-type="float">
            <text:p>0.2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0119937" calcext:value-type="float">
            <text:p>0.00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2</text:p>
          </table:table-cell>
          <table:table-cell office:value-type="float" office:value="0.00114485" calcext:value-type="float">
            <text:p>0.0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201</text:p>
          </table:table-cell>
          <table:table-cell office:value-type="float" office:value="0.00223519" calcext:value-type="float">
            <text:p>0.0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001</text:p>
          </table:table-cell>
          <table:table-cell office:value-type="float" office:value="0.0003271" calcext:value-type="float">
            <text:p>0.0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010</text:p>
          </table:table-cell>
          <table:table-cell office:value-type="float" office:value="0.0687456" calcext:value-type="float">
            <text:p>0.06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101</text:p>
          </table:table-cell>
          <table:table-cell office:value-type="float" office:value="0.00174453" calcext:value-type="float">
            <text:p>0.0017</text:p>
          </table:table-cell>
          <table:table-cell table:number-columns-repeated="10"/>
        </table:table-row>
        <table:table-row table:style-name="ro1">
          <table:table-cell/>
          <table:table-cell table:style-name="ce24" table:formula="of:=SUM([.B42:.B55])" office:value-type="float" office:value="0.97950144" calcext:value-type="float">
            <text:p>0.9795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148431" calcext:value-type="float">
            <text:p>0.01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159533" calcext:value-type="float">
            <text:p>0.01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0641" calcext:value-type="float">
            <text:p>0.10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209531" calcext:value-type="float">
            <text:p>0.20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255746" calcext:value-type="float">
            <text:p>0.0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113811" calcext:value-type="float">
            <text:p>0.11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520538" calcext:value-type="float">
            <text:p>0.05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20</text:p>
          </table:table-cell>
          <table:table-cell office:value-type="float" office:value="0.0711731" calcext:value-type="float">
            <text:p>0.07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26068" calcext:value-type="float">
            <text:p>0.02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2</text:p>
          </table:table-cell>
          <table:table-cell office:value-type="float" office:value="0.0645121" calcext:value-type="float">
            <text:p>0.06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201</text:p>
          </table:table-cell>
          <table:table-cell office:value-type="float" office:value="0.0136508" calcext:value-type="float">
            <text:p>0.01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001</text:p>
          </table:table-cell>
          <table:table-cell office:value-type="float" office:value="0.0106492" calcext:value-type="float">
            <text:p>0.01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010</text:p>
          </table:table-cell>
          <table:table-cell office:value-type="float" office:value="0.153201" calcext:value-type="float">
            <text:p>0.15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101</text:p>
          </table:table-cell>
          <table:table-cell office:value-type="float" office:value="0.0564122" calcext:value-type="float">
            <text:p>0.0564</text:p>
          </table:table-cell>
          <table:table-cell table:number-columns-repeated="10"/>
        </table:table-row>
        <table:table-row table:style-name="ro1">
          <table:table-cell/>
          <table:table-cell table:style-name="ce24" table:formula="of:=SUM([.B61:.B74])" office:value-type="float" office:value="0.9338432" calcext:value-type="float">
            <text:p>0.9338</text:p>
          </table:table-cell>
          <table:table-cell table:number-columns-repeated="10"/>
        </table:table-row>
      </table:table>
      <table:table table:name="g8" table:style-name="ta1">
        <table:table-column table:style-name="co1" table:default-cell-style-name="Default"/>
        <table:table-column table:style-name="co1" table:default-cell-style-name="ce22"/>
        <table:table-column table:style-name="co1" table:number-columns-repeated="10" table:default-cell-style-name="Default"/>
        <table:table-row table:style-name="ro1">
          <table:table-cell table:style-name="ce8" office:value-type="string" calcext:value-type="string">
            <text:p>Gmulti=8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1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62571" calcext:value-type="float">
            <text:p>0.16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148872" calcext:value-type="float">
            <text:p>0.01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3</text:p>
          </table:table-cell>
          <table:table-cell office:value-type="float" office:value="0.0174207" calcext:value-type="float">
            <text:p>0.01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0795928" calcext:value-type="float">
            <text:p>0.00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12</text:p>
          </table:table-cell>
          <table:table-cell office:value-type="float" office:value="0.0174432" calcext:value-type="float">
            <text:p>0.01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100623" calcext:value-type="float">
            <text:p>0.1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0116587" calcext:value-type="float">
            <text:p>0.00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119098" calcext:value-type="float">
            <text:p>0.11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536568" calcext:value-type="float">
            <text:p>0.5366</text:p>
          </table:table-cell>
          <table:table-cell table:number-columns-repeated="10"/>
        </table:table-row>
        <table:table-row table:style-name="ro1">
          <table:table-cell/>
          <table:table-cell table:style-name="ce24" table:formula="of:=SUM([.B4:.B12])" office:value-type="float" office:value="0.97773625" calcext:value-type="float">
            <text:p>0.9777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2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80214" calcext:value-type="float">
            <text:p>0.18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0796422" calcext:value-type="float">
            <text:p>0.00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3</text:p>
          </table:table-cell>
          <table:table-cell office:value-type="float" office:value="0.00479363" calcext:value-type="float">
            <text:p>0.00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120218" calcext:value-type="float">
            <text:p>0.0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12</text:p>
          </table:table-cell>
          <table:table-cell office:value-type="float" office:value="0.0149093" calcext:value-type="float">
            <text:p>0.01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303659" calcext:value-type="float">
            <text:p>0.03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161172" calcext:value-type="float">
            <text:p>0.01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695265" calcext:value-type="float">
            <text:p>0.06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64312" calcext:value-type="float">
            <text:p>0.6431</text:p>
          </table:table-cell>
          <table:table-cell table:number-columns-repeated="10"/>
        </table:table-row>
        <table:table-row table:style-name="ro1">
          <table:table-cell/>
          <table:table-cell table:style-name="ce24" table:formula="of:=SUM([.B19:.B27])" office:value-type="float" office:value="0.97903255" calcext:value-type="float">
            <text:p>0.9790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3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47876" calcext:value-type="float">
            <text:p>0.1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0159117" calcext:value-type="float">
            <text:p>0.00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3</text:p>
          </table:table-cell>
          <table:table-cell office:value-type="float" office:value="0.000268639" calcext:value-type="float">
            <text:p>0.0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0632336" calcext:value-type="float">
            <text:p>0.00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12</text:p>
          </table:table-cell>
          <table:table-cell office:value-type="float" office:value="0.00181848" calcext:value-type="float">
            <text:p>0.00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186188" calcext:value-type="float">
            <text:p>0.01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00867912" calcext:value-type="float">
            <text:p>0.0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989006" calcext:value-type="float">
            <text:p>0.09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702699" calcext:value-type="float">
            <text:p>0.7027</text:p>
          </table:table-cell>
          <table:table-cell table:number-columns-repeated="10"/>
        </table:table-row>
        <table:table-row table:style-name="ro1">
          <table:table-cell/>
          <table:table-cell table:style-name="ce24" table:formula="of:=SUM([.B34:.B42])" office:value-type="float" office:value="0.978963961" calcext:value-type="float">
            <text:p>0.9790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24978" calcext:value-type="float">
            <text:p>0.1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170712" calcext:value-type="float">
            <text:p>0.01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113</text:p>
          </table:table-cell>
          <table:table-cell office:value-type="float" office:value="0.0262391" calcext:value-type="float">
            <text:p>0.02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0502301" calcext:value-type="float">
            <text:p>0.00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12</text:p>
          </table:table-cell>
          <table:table-cell office:value-type="float" office:value="0.0145421" calcext:value-type="float">
            <text:p>0.0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883768" calcext:value-type="float">
            <text:p>0.08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291194" calcext:value-type="float">
            <text:p>0.02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102814" calcext:value-type="float">
            <text:p>0.10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544592" calcext:value-type="float">
            <text:p>0.5446</text:p>
          </table:table-cell>
          <table:table-cell table:number-columns-repeated="10"/>
        </table:table-row>
        <table:table-row table:style-name="ro1">
          <table:table-cell/>
          <table:table-cell table:style-name="ce24" table:formula="of:=SUM([.B49:.B57])" office:value-type="float" office:value="0.95275561" calcext:value-type="float">
            <text:p>0.9528</text:p>
          </table:table-cell>
          <table:table-cell table:number-columns-repeated="10"/>
        </table:table-row>
      </table:table>
      <table:table table:name="gC" table:style-name="ta1">
        <table:table-column table:style-name="co1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style-name="ce8" office:value-type="string" calcext:value-type="string">
            <text:p>Gmulti=12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1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469971" calcext:value-type="float">
            <text:p>0.04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22</text:p>
          </table:table-cell>
          <table:table-cell office:value-type="float" office:value="0.0199657" calcext:value-type="float">
            <text:p>0.0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23</text:p>
          </table:table-cell>
          <table:table-cell office:value-type="float" office:value="0.0132748" calcext:value-type="float">
            <text:p>0.01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21</text:p>
          </table:table-cell>
          <table:table-cell office:value-type="float" office:value="0.0275131" calcext:value-type="float">
            <text:p>0.0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85751" calcext:value-type="float">
            <text:p>0.0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285141" calcext:value-type="float">
            <text:p>0.28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20</text:p>
          </table:table-cell>
          <table:table-cell office:value-type="float" office:value="0.0571138" calcext:value-type="float">
            <text:p>0.05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226421" calcext:value-type="float">
            <text:p>0.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727438" calcext:value-type="float">
            <text:p>0.07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212</text:p>
          </table:table-cell>
          <table:table-cell office:value-type="float" office:value="0.0110802" calcext:value-type="float">
            <text:p>0.0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110</text:p>
          </table:table-cell>
          <table:table-cell office:value-type="float" office:value="0.0126325" calcext:value-type="float">
            <text:p>0.0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522963" calcext:value-type="float">
            <text:p>0.0523</text:p>
          </table:table-cell>
          <table:table-cell table:number-columns-repeated="10"/>
        </table:table-row>
        <table:table-row table:style-name="ro1">
          <table:table-cell/>
          <table:table-cell table:style-name="ce24" table:formula="of:=SUM([.B4:.B15])" office:value-type="float" office:value="0.9109303" calcext:value-type="float">
            <text:p>0.9109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2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458873" calcext:value-type="float">
            <text:p>0.04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22</text:p>
          </table:table-cell>
          <table:table-cell office:value-type="float" office:value="0.0208626" calcext:value-type="float">
            <text:p>0.02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23</text:p>
          </table:table-cell>
          <table:table-cell office:value-type="float" office:value="0.0110296" calcext:value-type="float">
            <text:p>0.01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21</text:p>
          </table:table-cell>
          <table:table-cell office:value-type="float" office:value="0.00946881" calcext:value-type="float">
            <text:p>0.00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78768" calcext:value-type="float">
            <text:p>0.07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171375" calcext:value-type="float">
            <text:p>0.17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20</text:p>
          </table:table-cell>
          <table:table-cell office:value-type="float" office:value="0.0286145" calcext:value-type="float">
            <text:p>0.02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2362" calcext:value-type="float">
            <text:p>0.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164768" calcext:value-type="float">
            <text:p>0.16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212</text:p>
          </table:table-cell>
          <table:table-cell office:value-type="float" office:value="0.0589459" calcext:value-type="float">
            <text:p>0.05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110</text:p>
          </table:table-cell>
          <table:table-cell office:value-type="float" office:value="0.0110296" calcext:value-type="float">
            <text:p>0.01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881328" calcext:value-type="float">
            <text:p>0.0881</text:p>
          </table:table-cell>
          <table:table-cell table:number-columns-repeated="10"/>
        </table:table-row>
        <table:table-row table:style-name="ro1">
          <table:table-cell/>
          <table:table-cell table:style-name="ce24" table:formula="of:=SUM([.B21:.B32])" office:value-type="float" office:value="0.92508211" calcext:value-type="float">
            <text:p>0.9251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3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61007" calcext:value-type="float">
            <text:p>0.06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22</text:p>
          </table:table-cell>
          <table:table-cell office:value-type="float" office:value="0.00905356" calcext:value-type="float">
            <text:p>0.00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23</text:p>
          </table:table-cell>
          <table:table-cell office:value-type="float" office:value="0.00132321" calcext:value-type="float">
            <text:p>0.0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21</text:p>
          </table:table-cell>
          <table:table-cell office:value-type="float" office:value="0.0123268" calcext:value-type="float">
            <text:p>0.0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12194" calcext:value-type="float">
            <text:p>0.11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408803" calcext:value-type="float">
            <text:p>0.04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20</text:p>
          </table:table-cell>
          <table:table-cell office:value-type="float" office:value="0.0660213" calcext:value-type="float">
            <text:p>0.06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408733" calcext:value-type="float">
            <text:p>0.40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107041" calcext:value-type="float">
            <text:p>0.10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212</text:p>
          </table:table-cell>
          <table:table-cell office:value-type="float" office:value="0.0218678" calcext:value-type="float">
            <text:p>0.02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110</text:p>
          </table:table-cell>
          <table:table-cell office:value-type="float" office:value="0.012675" calcext:value-type="float">
            <text:p>0.01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904659" calcext:value-type="float">
            <text:p>0.0905</text:p>
          </table:table-cell>
          <table:table-cell table:number-columns-repeated="10"/>
        </table:table-row>
        <table:table-row table:style-name="ro1">
          <table:table-cell/>
          <table:table-cell table:style-name="ce24" table:formula="of:=SUM([.B38:.B49])" office:value-type="float" office:value="0.94358887" calcext:value-type="float">
            <text:p>0.9436</text:p>
          </table:table-cell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table:style-name="ce8" office:value-type="string" calcext:value-type="string">
            <text:p>SSD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256174" calcext:value-type="float">
            <text:p>0.0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22</text:p>
          </table:table-cell>
          <table:table-cell office:value-type="float" office:value="0.0193513" calcext:value-type="float">
            <text:p>0.01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0223</text:p>
          </table:table-cell>
          <table:table-cell office:value-type="float" office:value="0.0125937" calcext:value-type="float">
            <text:p>0.0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021</text:p>
          </table:table-cell>
          <table:table-cell office:value-type="float" office:value="0.0168325" calcext:value-type="float">
            <text:p>0.01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828726" calcext:value-type="float">
            <text:p>0.08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18995" calcext:value-type="float">
            <text:p>0.1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20</text:p>
          </table:table-cell>
          <table:table-cell office:value-type="float" office:value="0.0295491" calcext:value-type="float">
            <text:p>0.02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138715" calcext:value-type="float">
            <text:p>0.13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543064" calcext:value-type="float">
            <text:p>0.05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1212</text:p>
          </table:table-cell>
          <table:table-cell office:value-type="float" office:value="0.0405455" calcext:value-type="float">
            <text:p>0.04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110</text:p>
          </table:table-cell>
          <table:table-cell office:value-type="float" office:value="0.0281976" calcext:value-type="float">
            <text:p>0.02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250092" calcext:value-type="float">
            <text:p>0.2501</text:p>
          </table:table-cell>
          <table:table-cell table:number-columns-repeated="10"/>
        </table:table-row>
        <table:table-row table:style-name="ro1">
          <table:table-cell/>
          <table:table-cell table:style-name="ce24" table:formula="of:=SUM([.B55:.B66])" office:value-type="float" office:value="0.8886231" calcext:value-type="float">
            <text:p>0.888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00/00/00</text:date>, <text:time style:data-style-name="N2" text:time-value="22:05:18.25147731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22:46:58.671159520</meta:creation-date>
    <dc:date>2022-01-24T00:55:03.269359865</dc:date>
    <meta:editing-duration>P1DT1H58M21S</meta:editing-duration>
    <meta:editing-cycles>81</meta:editing-cycles>
    <meta:generator>LibreOffice/6.0.7.3$Linux_X86_64 LibreOffice_project/00m0$Build-3</meta:generator>
    <meta:document-statistic meta:table-count="8" meta:cell-count="799" meta:object-count="0"/>
  </office:meta>
</office:document-meta>
</file>